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8.3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29cm"/>
    </style:style>
    <style:style style:name="co11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  <style:text-properties fo:color="#000000" fo:font-weight="normal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">
      <style:table-cell-properties fo:wrap-option="no-wrap"/>
      <style:text-properties fo:color="#000000" fo:font-weight="normal"/>
    </style:style>
    <style:style style:name="ce6" style:family="table-cell" style:parent-style-name="Default" style:data-style-name="N110"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1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9" table:default-cell-style-name="ce7"/>
        <table:table-column table:style-name="co9" table:number-columns-repeated="12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Distributor Part Number</text:p>
          </table:table-cell>
          <table:table-cell table:style-name="ce3" office:value-type="string">
            <text:p>Quantity Required</text:p>
          </table:table-cell>
          <table:table-cell table:style-name="ce3" office:value-type="string">
            <text:p>Price Break</text:p>
          </table:table-cell>
          <table:table-cell table:style-name="ce3" office:value-type="string">
            <text:p>Purchase Quantity</text:p>
          </table:table-cell>
          <table:table-cell table:style-name="ce6" office:value-type="string">
            <text:p>Price Each</text:p>
          </table:table-cell>
          <table:table-cell table:style-name="ce6" office:value-type="string">
            <text:p>Line Price</text:p>
          </table:table-cell>
          <table:table-cell table:style-name="ce3" table:number-columns-repeated="12"/>
        </table:table-row>
        <table:table-row table:style-name="ro2">
          <table:table-cell office:value-type="string">
            <text:p>C1,C2</text:p>
          </table:table-cell>
          <table:table-cell office:value-type="string">
            <text:p>C-EUC0603K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style-name="Default" table:formula="oooc:=[.K2]*[.J2]" office:value-type="currency" office:currency="GBP" office:value="0.52">
            <text:p>£0.5200</text:p>
          </table:table-cell>
          <table:table-cell table:number-columns-repeated="12"/>
        </table:table-row>
        <table:table-row table:style-name="ro2">
          <table:table-cell office:value-type="string">
            <text:p>C5</text:p>
          </table:table-cell>
          <table:table-cell office:value-type="string">
            <text:p>CPOL-EUE2-4_0.6MMDRILL</text:p>
          </table:table-cell>
          <table:table-cell office:value-type="string">
            <text:p>10uF</text:p>
          </table:table-cell>
          <table:table-cell office:value-type="string">
            <text:p>E2-4_0.6MMDRILL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86606">
            <text:p>2866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32">
            <text:p>£0.0320</text:p>
          </table:table-cell>
          <table:table-cell table:formula="oooc:=[.K3]*[.J3]" office:value-type="currency" office:currency="GBP" office:value="0.64">
            <text:p>£0.6400</text:p>
          </table:table-cell>
          <table:table-cell table:number-columns-repeated="12"/>
        </table:table-row>
        <table:table-row table:style-name="ro2">
          <table:table-cell office:value-type="string">
            <text:p>CON1</text:p>
          </table:table-cell>
          <table:table-cell table:number-columns-repeated="2" office:value-type="string">
            <text:p>RJ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4"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K4]*[.J4]" office:value-type="currency" office:currency="GBP" office:value="5.4">
            <text:p>£5.4000</text:p>
          </table:table-cell>
          <table:table-cell table:number-columns-repeated="12"/>
        </table:table-row>
        <table:table-row table:style-name="ro2">
          <table:table-cell office:value-type="string">
            <text:p>D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69">
            <text:p>£0.0690</text:p>
          </table:table-cell>
          <table:table-cell table:formula="oooc:=[.K5]*[.J5]" office:value-type="currency" office:currency="GBP" office:value="1.38">
            <text:p>£1.3800</text:p>
          </table:table-cell>
          <table:table-cell table:number-columns-repeated="12"/>
        </table:table-row>
        <table:table-row table:style-name="ro2">
          <table:table-cell office:value-type="string">
            <text:p>GND, SERVO-PWR</text:p>
          </table:table-cell>
          <table:table-cell office:value-type="string">
            <text:p>4.8X0.8-SPADE / Tap, Straight 4.8 X 0.8</text:p>
          </table:table-cell>
          <table:table-cell office:value-type="string">
            <text:p>4.8X0.8-SPADE</text:p>
          </table:table-cell>
          <table:table-cell office:value-type="string">
            <text:p>SPADE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88">
            <text:p>£0.0880</text:p>
          </table:table-cell>
          <table:table-cell table:formula="oooc:=[.K6]*[.J6]" office:value-type="currency" office:currency="GBP" office:value="3.52">
            <text:p>£3.5200</text:p>
          </table:table-cell>
          <table:table-cell table:number-columns-repeated="12"/>
        </table:table-row>
        <table:table-row table:style-name="ro2">
          <table:table-cell office:value-type="string">
            <text:p>IC1</text:p>
          </table:table-cell>
          <table:table-cell table:number-columns-repeated="2" office:value-type="string">
            <text:p>MSP430F2012IPW</text:p>
          </table:table-cell>
          <table:table-cell office:value-type="string">
            <text:p>TSSOP14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296-19731-2-ND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currency" office:currency="GBP" office:value="1.466">
            <text:p>£1.4660</text:p>
          </table:table-cell>
          <table:table-cell table:formula="oooc:=[.K7]*[.J7]" office:value-type="currency" office:currency="GBP" office:value="29.32">
            <text:p>£29.3200</text:p>
          </table:table-cell>
          <table:table-cell table:number-columns-repeated="12"/>
        </table:table-row>
        <table:table-row table:style-name="ro2">
          <table:table-cell office:value-type="string">
            <text:p>IC2</text:p>
          </table:table-cell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currency" office:currency="GBP" office:value="0.186">
            <text:p>£0.1860</text:p>
          </table:table-cell>
          <table:table-cell table:formula="oooc:=[.K8]*[.J8]" office:value-type="currency" office:currency="GBP" office:value="3.72">
            <text:p>£3.7200</text:p>
          </table:table-cell>
          <table:table-cell table:number-columns-repeated="12"/>
        </table:table-row>
        <table:table-row table:style-name="ro2">
          <table:table-cell office:value-type="string">
            <text:p>JP1-JP8</text:p>
          </table:table-cell>
          <table:table-cell office:value-type="string">
            <text:p>PINHD-1X3</text:p>
          </table:table-cell>
          <table:table-cell/>
          <table:table-cell office:value-type="string">
            <text:p>1X03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37">
            <text:p>£0.0370</text:p>
          </table:table-cell>
          <table:table-cell table:formula="oooc:=[.K9]*[.J9]" office:value-type="currency" office:currency="GBP" office:value="5.92">
            <text:p>£5.9200</text:p>
          </table:table-cell>
          <table:table-cell table:number-columns-repeated="12"/>
        </table:table-row>
        <table:table-row table:style-name="ro2">
          <table:table-cell office:value-type="string">
            <text:p>JP9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style-name="Default" table:formula="oooc:=[.K10]*[.J10]" office:value-type="currency" office:currency="GBP" office:value="2.1">
            <text:p>£2.1000</text:p>
          </table:table-cell>
          <table:table-cell table:number-columns-repeated="12"/>
        </table:table-row>
        <table:table-row table:style-name="ro2">
          <table:table-cell office:value-type="string">
            <text:p>R1</text:p>
          </table:table-cell>
          <table:table-cell office:value-type="string">
            <text:p>R-EU_R0603</text:p>
          </table:table-cell>
          <table:table-cell office:value-type="string">
            <text:p>47K Ohm</text:p>
          </table:table-cell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K11]*[.J11]" office:value-type="currency" office:currency="GBP" office:value="0.42">
            <text:p>£0.4200</text:p>
          </table:table-cell>
          <table:table-cell table:number-columns-repeated="12"/>
        </table:table-row>
        <table:table-row table:style-name="ro2">
          <table:table-cell office:value-type="string">
            <text:p>R2</text:p>
          </table:table-cell>
          <table:table-cell office:value-type="string">
            <text:p>R-EU_R0603</text:p>
          </table:table-cell>
          <table:table-cell office:value-type="string">
            <text:p>560 Ohm</text:p>
          </table:table-cell>
          <table:table-cell office:value-type="string">
            <text:p>Resistor 560R 0603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K12]*[.J12]" office:value-type="currency" office:currency="GBP" office:value="0.42">
            <text:p>£0.420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formula="oooc:=SUM([.L2:.L12])" office:value-type="currency" office:currency="GBP" office:value="53.36">
            <text:p>£53.3600</text:p>
          </table:table-cell>
          <table:table-cell office:value-type="string">
            <text:p>Total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3">
          <table:table-cell table:style-name="ce1"/>
          <table:table-cell table:style-name="ce2"/>
          <table:table-cell table:number-columns-repeated="4"/>
          <table:table-cell table:style-name="ce5" table:number-columns-repeated="4"/>
          <table:table-cell table:style-name="ce8"/>
          <table:table-cell table:style-name="Default"/>
          <table:table-cell table:number-columns-repeated="12"/>
        </table:table-row>
        <table:table-row table:style-name="ro1" table:number-rows-repeated="65519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3/09/2007</text:date>, <text:time>23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9-03T21:27:41</meta:creation-date>
    <dc:date>2007-09-03T23:45:21</dc:date>
    <dc:language>en-US</dc:language>
    <meta:editing-cycles>2</meta:editing-cycles>
    <meta:editing-duration>PT1H9M4S</meta:editing-duration>
    <meta:user-defined meta:name="Info 1"/>
    <meta:user-defined meta:name="Info 2"/>
    <meta:user-defined meta:name="Info 3"/>
    <meta:user-defined meta:name="Info 4"/>
    <meta:document-statistic meta:table-count="1" meta:cell-count="142"/>
  </office:meta>
</office:document-meta>
</file>